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om de la cla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st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st3</text:p>
          </table:table-cell>
          <table:table-cell table:number-columns-repeated="16383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Tudwal Prigent</meta:initial-creator>
    <dc:creator>Tudwal Prigent</dc:creator>
    <meta:creation-date>2021-02-24T09:59:13Z</meta:creation-date>
    <dc:date>2021-02-24T10:00:10Z</dc:date>
  </office:meta>
</office:document-meta>
</file>